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officeooo:rsid="00069688" officeooo:paragraph-rsid="001c6247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Courier New" fo:font-size="10pt" fo:font-weight="bold" officeooo:rsid="00090ad3" officeooo:paragraph-rsid="001c6247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ourier New" fo:font-size="10pt" style:text-underline-style="solid" style:text-underline-width="auto" style:text-underline-color="font-color" fo:font-weight="normal" officeooo:rsid="001c6247" officeooo:paragraph-rsid="001c6247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Courier New" fo:font-size="10pt" style:text-underline-style="none" fo:font-weight="normal" officeooo:rsid="001c6247" officeooo:paragraph-rsid="001c6247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Courier New" fo:font-size="10pt" style:text-underline-style="none" fo:font-weight="normal" officeooo:rsid="001cf25d" officeooo:paragraph-rsid="001cf25d" style:font-size-asian="10pt" style:font-weight-asian="normal" style:font-size-complex="10pt" style:font-weight-complex="normal"/>
    </style:style>
    <style:style style:name="T1" style:family="text">
      <style:text-properties officeooo:rsid="001e2177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dotted" style:text-underline-width="bold" style:text-underline-color="font-color"/>
    </style:style>
    <style:style style:name="T4" style:family="text">
      <style:text-properties officeooo:rsid="001c62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<text:span text:style-name="T1">6</text:span></text:p>
      <text:p text:style-name="P1">Tema 4. Transformacion Modelo E/R al Modelo Relacional</text:p>
      <text:p text:style-name="P2">Base de dato<text:span text:style-name="T1">s</text:span> 25/26</text:p>
      <text:p text:style-name="P2">Adrián Campos Espejo</text:p>
      <text:p text:style-name="P2"/>
      <text:p text:style-name="P3">Ejercicio 1</text:p>
      <text:p text:style-name="P3"/>
      <text:p text:style-name="P4">Escritor (<text:span text:style-name="T2">#id</text:span>, nombre)</text:p>
      <text:p text:style-name="P4">EsSeguidor (<text:span text:style-name="T2">#escritor_id, #seguidor_id</text:span>, fecha)</text:p>
      <text:p text:style-name="P4"><text:tab/>escritor_id → Escritor (Not Null, M:C, B:R)</text:p>
      <text:p text:style-name="P4"><text:tab/>seguidor_id → Escritor (Not Null, M:C, B:R)</text:p>
      <text:p text:style-name="P4"/>
      <text:p text:style-name="P3"/>
      <text:p text:style-name="P3">Ejercicio 2</text:p>
      <text:p text:style-name="P4"/>
      <text:p text:style-name="P4">Profesor (<text:span text:style-name="T2">#id</text:span>, nombre, <text:span text:style-name="T3">jefe_id</text:span>, fecha)</text:p>
      <text:p text:style-name="P4"><text:tab/>jefe_id → Profesor (Not Null, M:C, B:R)</text:p>
      <text:p text:style-name="P4"/>
      <text:p text:style-name="P4"/>
      <text:p text:style-name="P4"/>
      <text:p text:style-name="P3">Ejercicio 3</text:p>
      <text:p text:style-name="P4"/>
      <text:p text:style-name="P4">Empleado (<text:span text:style-name="T2">#id</text:span>, nombre)</text:p>
      <text:p text:style-name="P4">EsPareja (<text:span text:style-name="T2">#empleado_id</text:span>, <text:span text:style-name="T3">pareja_id</text:span>, fecha, dias)</text:p>
      <text:p text:style-name="P4"><text:tab/>empleado_id → (Not Null, M:C, B:R)</text:p>
      <text:p text:style-name="P4"><text:tab/>pareja_id → (Not Null, M:C, B:R)</text:p>
      <text:p text:style-name="P4"/>
      <text:p text:style-name="P4"/>
      <text:p text:style-name="P4"/>
      <text:p text:style-name="P3">Ejercicio 4</text:p>
      <text:p text:style-name="P3"/>
      <text:p text:style-name="P5">Empleado (<text:span text:style-name="T2">#id</text:span>, nombre, <text:span text:style-name="T3">jefe_id</text:span>, fecha, dias)</text:p>
      <text:p text:style-name="P5"><text:tab/>jefe_id → Empleado <text:span text:style-name="T4">(Not Null, M:C, B:R)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1T09:48:01.520454300</meta:creation-date>
    <dc:date>2025-11-21T10:11:06.556657800</dc:date>
    <meta:editing-duration>PT4M7S</meta:editing-duration>
    <meta:editing-cycles>2</meta:editing-cycles>
    <meta:generator>LibreOffice/25.8.2.1$Windows_X86_64 LibreOffice_project/345526217a4027cb1b9ab39bd7153c8c141a1d64</meta:generator>
    <meta:document-statistic meta:table-count="0" meta:image-count="0" meta:object-count="0" meta:page-count="1" meta:paragraph-count="20" meta:word-count="91" meta:character-count="605" meta:non-whitespace-character-count="528"/>
  </office:meta>
</office:document-meta>
</file>